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33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EXHORTATION TO UNITY AND FELLOWSHIP (133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EXAMPLES OF UNITY AND FELLOWSHIP (133:2-3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EXAMPLES OF UNITY AND FELLOWSHIP (133:2-3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It is as precious as the anointing oil used on Aaron (133:2).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It is as refreshing as the dew falling on Mount Zion (133:3).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PSALM 133<text:s text:c="1"/></text:span><text:span text:style-name="a462" text:class-names=""/></text:p>
          </draw:text-box>
          <svg:title/>
          <svg:desc/>
        </draw:frame>
        <draw:frame draw:id="id88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EXHORTATION TO UNITY AND FELLOWSHIP (133:1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EXAMPLES OF UNITY AND FELLOWSHIP (133:2-3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3 </dc:title>
    <meta:initial-creator>David STRICKLAND</meta:initial-creator>
    <dc:creator>David STRICKLAND</dc:creator>
    <meta:creation-date>2020-02-22T19:34:55Z</meta:creation-date>
    <dc:date>2020-02-22T19:34:55Z</dc:date>
    <meta:template xlink:href="BibleStudy" xlink:type="simple"/>
    <meta:editing-cycles>1</meta:editing-cycles>
    <meta:editing-duration>PT0S</meta:editing-duration>
    <meta:document-statistic meta:paragraph-count="9" meta:word-count="74"/>
  </office:meta>
</office:document-meta>
</file>